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eefit</text:p>
      <text:p text:style-name="Standard"/>
      <text:p text:style-name="Standard">Aplikacja webowa wykonana za pomocą Python Flask oraz React Redux, mająca na celu pomoc w planowaniu codziennego żywienia. Docelowo będzie umożliwiać śledzenie przez użytkownika wartości kalorycznej codziennych posiłków, historię tego jak wyglądały one w przeszłości, oraz algorytm proponujący ćwiczenia zależnie od nadwyżki kalorii w spożywanych posiłkach. Użytkownik będzie mógł wprowadzić informacje o swoim ciele(wzrost, waga, wiek, wielkość mięśni, waga, którą chce osiągnąć), na podstawie których algorytm będzie mógł wyliczyć dietę i czas potrzebny do osiągnięcia założonych celów. Będzie posiadała ona bazę produktów i ćwiczeń aktualizowaną na bieżąco za pomocą skryptów scrapujących zewnętrzne strony internetowe. Planujemy też dodać możliwie najwięcej funkcjonalności powiązanych ze zdrowym trybem życia i liczeniem kalorii.</text:p>
      <text:p text:style-name="Standard"/>
      <text:p text:style-name="P1">Planowane cechy aplikacji:</text:p>
      <text:p text:style-name="Standard"/>
      <text:list xml:id="list662639454" text:style-name="L1">
        <text:list-item>
          <text:p text:style-name="P2">zaktualizowana baza produktów spożywczych</text:p>
        </text:list-item>
        <text:list-item>
          <text:p text:style-name="P2">zaktualizowana baza ćwiczeń treningowych</text:p>
        </text:list-item>
        <text:list-item>
          <text:p text:style-name="P2">możliwość dodawania własnych przepisów</text:p>
        </text:list-item>
        <text:list-item>
          <text:p text:style-name="P2">dodawanie spożytych każdego dnia produktów</text:p>
        </text:list-item>
        <text:list-item>
          <text:p text:style-name="P2">śledzenie historii, obliczanie spożycia kalorii</text:p>
        </text:list-item>
        <text:list-item>
          <text:p text:style-name="P2">lista posiłków, możliwość dodawania własnych</text:p>
        </text:list-item>
        <text:list-item>
          <text:p text:style-name="P2">algorytm podpowiadający plan ćwiczeń w zależności od spożytych kalorii</text:p>
        </text:list-item>
        <text:list-item>
          <text:p text:style-name="P2">kalkulator kalorii</text:p>
        </text:list-item>
        <text:list-item>
          <text:p text:style-name="P2">obliczanie zapotrzebowania (masa, wiek, wysiłek fizyczny)</text:p>
        </text:list-item>
        <text:list-item>
          <text:p text:style-name="P2">tworzenie przykładowych planów treningowych pod oczekiwania</text:p>
        </text:list-item>
        <text:list-item>
          <text:p text:style-name="P2">kalendarz postępu (spadek wagi)</text:p>
        </text:list-item>
        <text:list-item>
          <text:p text:style-name="P2">obrazowanie danych na wykresach(waga, mięśnie, osiągnięcia)</text:p>
        </text:list-item>
        <text:list-item>
          <text:p text:style-name="P2">wykorzystanie architektury REST</text:p>
        </text:list-item>
      </text:list>
      <text:p text:style-name="Standard"/>
      <text:p text:style-name="P1">Harmonogram:</text:p>
      <text:p text:style-name="Standard"/>
      <text:p text:style-name="Standard">18.11.2018 - szkielet aplikacji, obsługa użytkowników</text:p>
      <text:p text:style-name="Standard"/>
      <text:p text:style-name="Standard">25.11.2018 - zaimplementowana historia posiłków oraz baza danych produktów</text:p>
      <text:p text:style-name="Standard"/>
      <text:p text:style-name="Standard">09.12.2018 - obliczanie zapotrzebowania, kalkulator zużycia kalorii</text:p>
      <text:p text:style-name="Standard"/>
      <text:p text:style-name="Standard">16.12.2018 - algorytm sugerujący ćwiczenia na podstawie spożycia kalori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7T14:37:39.243031514</meta:creation-date>
    <dc:date>2019-01-27T14:39:06.218139033</dc:date>
    <meta:editing-duration>PT1M27S</meta:editing-duration>
    <meta:editing-cycles>1</meta:editing-cycles>
    <meta:generator>LibreOffice/6.1.4.2$Linux_X86_64 LibreOffice_project/edc26d7faf41e406360d34efe1e39fe03035f7b0</meta:generator>
    <meta:document-statistic meta:table-count="0" meta:image-count="0" meta:object-count="0" meta:page-count="1" meta:paragraph-count="21" meta:word-count="220" meta:character-count="1734" meta:non-whitespace-character-count="1548"/>
  </office:meta>
</office:document-meta>
</file>